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99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99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46BDC6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46BDC6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middle" fo:background-color="transparen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C6E0B4"/>
    </style:style>
    <style:style style:name="ce20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C6E0B4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0.820208333333333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5.662083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3.70416666666667cm"/>
    </style:style>
    <style:style style:name="co18" style:family="table-column">
      <style:table-column-properties fo:break-before="auto" style:column-width="2.487083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6.64104166666667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0.6627083333333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40229166666667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142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129pt" style:use-optimal-row-height="true" fo:break-before="auto"/>
    </style:style>
    <style:style style:name="ro8" style:family="table-row">
      <style:table-row-properties style:row-height="128.25pt" style:use-optimal-row-height="true" fo:break-before="auto"/>
    </style:style>
    <style:style style:name="ro9" style:family="table-row">
      <style:table-row-properties style:row-height="114pt" style:use-optimal-row-height="true" fo:break-before="auto"/>
    </style:style>
    <style:style style:name="ro10" style:family="table-row">
      <style:table-row-properties style:row-height="28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57.75pt" style:use-optimal-row-height="true" fo:break-before="auto"/>
    </style:style>
    <style:style style:name="ro14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ERSONAGENS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16" table:number-columns-repeated="2" table:default-cell-style-name="ce1"/>
        <table:table-column table:style-name="co13" table:default-cell-style-name="ce1"/>
        <table:table-column table:style-name="co17" table:number-columns-repeated="8" table:default-cell-style-name="ce1"/>
        <table:table-column table:style-name="co18" table:number-columns-repeated="993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Nome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Mídia</text:p>
          </table:table-cell>
          <table:table-cell office:value-type="string" table:style-name="ce2">
            <text:p>Universo</text:p>
          </table:table-cell>
          <table:table-cell office:value-type="string" table:style-name="ce3">
            <text:p>Classificaçã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Fraqueza</text:p>
          </table:table-cell>
          <table:table-cell office:value-type="string" table:style-name="ce2">
            <text:p>Resitência</text:p>
          </table:table-cell>
          <table:table-cell office:value-type="string" table:style-name="ce2">
            <text:p>Vida</text:p>
          </table:table-cell>
          <table:table-cell office:value-type="string" table:style-name="ce2">
            <text:p>Defesa</text:p>
          </table:table-cell>
          <table:table-cell office:value-type="string" table:style-name="ce2">
            <text:p>Custo</text:p>
            <text:p>Sidekick</text:p>
          </table:table-cell>
          <table:table-cell office:value-type="string" table:style-name="ce2">
            <text:p>Ativação</text:p>
            <text:p>Sidekick</text:p>
          </table:table-cell>
          <table:table-cell office:value-type="string" table:style-name="ce3">
            <text:p>Descrição Sidekick</text:p>
          </table:table-cell>
          <table:table-cell office:value-type="string" table:style-name="ce2">
            <text:p>Custo</text:p>
            <text:p>Líder</text:p>
          </table:table-cell>
          <table:table-cell office:value-type="string" table:style-name="ce2">
            <text:p>Ativação</text:p>
            <text:p>Líder</text:p>
          </table:table-cell>
          <table:table-cell office:value-type="string" table:style-name="ce3">
            <text:p>Descrição Líder</text:p>
          </table:table-cell>
          <table:table-cell office:value-type="string" table:style-name="ce2">
            <text:p>Custo</text:p>
            <text:p>Flanquear</text:p>
          </table:table-cell>
          <table:table-cell office:value-type="string" table:style-name="ce2">
            <text:p>Dano</text:p>
            <text:p>Flanquear</text:p>
          </table:table-cell>
          <table:table-cell office:value-type="string" table:style-name="ce3">
            <text:p>Descrição Flanquear</text:p>
          </table:table-cell>
          <table:table-cell office:value-type="string" table:style-name="ce2">
            <text:p>Custo</text:p>
            <text:p>Ataque</text:p>
          </table:table-cell>
          <table:table-cell office:value-type="string" table:style-name="ce2">
            <text:p>Dano</text:p>
            <text:p>Ataque</text:p>
          </table:table-cell>
          <table:table-cell office:value-type="string" table:style-name="ce3">
            <text:p>Descrição Ataque</text:p>
          </table:table-cell>
          <table:table-cell table:number-columns-repeated="8" table:style-name="ce4"/>
          <table:table-cell table:number-columns-repeated="16353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Etrigan</text:p>
          </table:table-cell>
          <table:table-cell office:value-type="date" office:date-value="2022-01-01T00:00:00" table:style-name="ce7">
            <text:p>1.1</text:p>
          </table:table-cell>
          <table:table-cell office:value-type="string" table:style-name="ce5">
            <text:p>HQ</text:p>
          </table:table-cell>
          <table:table-cell office:value-type="string" table:style-name="ce5">
            <text:p>DC</text:p>
          </table:table-cell>
          <table:table-cell office:value-type="string" table:style-name="ce6">
            <text:p>Kirby's Demon</text:p>
          </table:table-cell>
          <table:table-cell office:value-type="string" table:style-name="ce5">
            <text:p>Divino</text:p>
          </table:table-cell>
          <table:table-cell office:value-type="string" table:style-name="ce5">
            <text:p>Morte</text:p>
          </table:table-cell>
          <table:table-cell table:style-name="ce5"/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6">
            <text:p>Guia Infernal: Descarte um energia para evitar todos os efeitos de um ataque fatal ao personagem alvo.</text:p>
          </table:table-cell>
          <table:table-cell table:number-columns-repeated="2" table:style-name="ce8"/>
          <table:table-cell table:style-name="ce6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Baforada Infernal: Causa 1 ponto de dano em cada personagem do time do oponente.</text:p>
          </table:table-cell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3">
          <table:table-cell office:value-type="float" office:value="2" table:formula="of:=[.A2]+1" table:style-name="ce9">
            <text:p>2</text:p>
          </table:table-cell>
          <table:table-cell office:value-type="string" table:style-name="ce10">
            <text:p>Saori Kid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Deusa Atena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Aura de Atena: Todo dano recebido por Saori Kido pode ser redirecionado para um Cavaleiro de Bronze. Saori Kido e todos os Cavaleiros de Bronze se tornam imunes a Debuffs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6">
            <text:p>Benção de Nike: A próxima ação que cause dano do Cavaleiro de Bronze alvo irá causar 3 pontos extras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3" table:formula="of:=[.A3]+1" table:style-name="ce9">
            <text:p>3</text:p>
          </table:table-cell>
          <table:table-cell office:value-type="string" table:style-name="ce10">
            <text:p>Seiya de Pégasus</text:p>
          </table:table-cell>
          <table:table-cell office:value-type="string" table:style-name="ce8">
            <text:p>0.1</text:p>
          </table:table-cell>
          <table:table-cell table:number-columns-repeated="2" table:style-name="ce5"/>
          <table:table-cell office:value-type="string" table:style-name="ce6">
            <text:p>Cavaleiro de Bronze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Shiryu de Dragão estiver em jogo, durante a fase principal coloque um token de AtkUp neste personagem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Meteóro de Pégasus:</text:p>
            <text:p>Ataque Expansível (2)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4" table:formula="of:=[.A4]+1" table:style-name="ce9">
            <text:p>4</text:p>
          </table:table-cell>
          <table:table-cell office:value-type="string" table:style-name="ce10">
            <text:p>Seiya de Pégasus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Shiryu de Dragão estiver em jogo, durante a fase principal coloque um token de AtkUp neste personagem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Meteóro de Pégasus:</text:p>
            <text:p>Ataque Expansível (3)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5" table:formula="of:=[.A5]+1" table:style-name="ce5">
            <text:p>5</text:p>
          </table:table-cell>
          <table:table-cell office:value-type="string" table:style-name="ce6">
            <text:p>Shiryu de Dragã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Seiya de Pégasus estiver em jogo, durante a fase principal coloque um token de DefUp neste personagem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Cólera do Dragão:</text:p>
            <text:p>Transpassar</text:p>
          </table:table-cell>
          <table:table-cell table:number-columns-repeated="8" table:style-name="ce4"/>
          <table:table-cell table:number-columns-repeated="16353"/>
        </table:table-row>
        <table:table-row table:style-name="ro5">
          <table:table-cell office:value-type="float" office:value="6" table:formula="of:=[.A6]+1" table:style-name="ce5">
            <text:p>6</text:p>
          </table:table-cell>
          <table:table-cell office:value-type="string" table:style-name="ce6">
            <text:p>Hyoga de Cisne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Ichi de Hydra estiver em jogo, durante a fase principal coloque um token de Imunidade a Debuff neste personagem.</text:p>
          </table:table-cell>
          <table:table-cell table:number-columns-repeated="2" table:style-name="ce5"/>
          <table:table-cell table:style-name="ce6"/>
          <table:table-cell office:value-type="float" office:value="0" table:style-name="ce8">
            <text:p>0</text:p>
          </table:table-cell>
          <table:table-cell office:value-type="string" table:style-name="ce8">
            <text:p>?</text:p>
          </table:table-cell>
          <table:table-cell office:value-type="string" table:style-name="ce6">
            <text:p>Cosmo Congelante:</text:p>
            <text:p>Coloque um token de Paralisia no personagem alvo desta ação.</text:p>
            <text:p/>
            <text:p>Extinguir Fonte (X):</text:p>
            <text:p>Se o fizer, esta ação causa 1 ponto de dano para cada energia descartada – Tipo Mutável (Elemental)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7" table:formula="of:=[.A7]+1" table:style-name="ce5">
            <text:p>7</text:p>
          </table:table-cell>
          <table:table-cell office:value-type="string" table:style-name="ce6">
            <text:p>Shun de Andrômed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Jabu de Unicórnio estiver em jogo, durante a fase principal coloque dois tokens de DefUp neste personagem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Nebulosa de Andromeda:</text:p>
            <text:p>Se este personagem for atacado no próximo turno, causará 2 pontos de dano em cada um dos personagens atacantes.</text:p>
          </table:table-cell>
          <table:table-cell table:number-columns-repeated="8" table:style-name="ce4"/>
          <table:table-cell table:number-columns-repeated="16353"/>
        </table:table-row>
        <table:table-row table:style-name="ro5">
          <table:table-cell office:value-type="float" office:value="8" table:formula="of:=[.A8]+1" table:style-name="ce5">
            <text:p>8</text:p>
          </table:table-cell>
          <table:table-cell office:value-type="string" table:style-name="ce6">
            <text:p>Ikki de Fênix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Quando este personagem entrar em jogo, coloque um token de Provocação nele. Se outro<text:s/><text:span text:style-name="T3">Cavaleiro de Bronze</text:span><text:s/>estiver em jogo, durante a fase principal coloque um token de Provovação neste personagem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Comandante dos Cavaleiros Negros:</text:p>
            <text:p>Faça uma aposta, se ganhar, procure no seu deck um personagem da Categoria Cavaleiro Negro, revele o card aos outros jogadores e coloque em sua mão.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table-cell office:value-type="float" office:value="9" table:formula="of:=[.A9]+1" table:style-name="ce5">
            <text:p>9</text:p>
          </table:table-cell>
          <table:table-cell office:value-type="string" table:style-name="ce6">
            <text:p>Saori Kido, Deusa Athen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Deusa Atena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table:style-name="ce6"/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6">
            <text:p>Deusa da Sabedoria:</text:p>
            <text:p>Extinguir Fonte (2): Procure uma carta de Cavaleiro de Bronze em seu deck – revele-a e coloque em sua mão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eusa da Guerra:</text:p>
            <text:p>Extingiuir Fonte (2): Se o fizer, causar 3 pontos de dano em um segundo alvo.</text:p>
          </table:table-cell>
          <table:table-cell table:number-columns-repeated="8" table:style-name="ce4"/>
          <table:table-cell table:number-columns-repeated="16353"/>
        </table:table-row>
        <table:table-row table:style-name="ro7">
          <table:table-cell office:value-type="float" office:value="10" table:formula="of:=[.A10]+1" table:style-name="ce5">
            <text:p>10</text:p>
          </table:table-cell>
          <table:table-cell office:value-type="string" table:style-name="ce6">
            <text:p>Seiya de Pégasus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Por Athena?:</text:p>
            <text:p>Se<text:s/><text:span text:style-name="T2">Saori Kido</text:span><text:s/>estiver em jogo, em sua fase principal você pode fazer uma aposta.</text:p>
            <text:p>Se ganhar, coloque 2 Tokens de AtkUp neste personagem, senão coloque 1 Token de AtkDown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Turbilhão de Pégaso:</text:p>
            <text:p>Faça uma aposta, se ganhar, coloque um token de Confusão sobre o alvo, senão, coloque um token de paralisia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11" table:formula="of:=[.A11]+1" table:style-name="ce5">
            <text:p>11</text:p>
          </table:table-cell>
          <table:table-cell office:value-type="string" table:style-name="ce6">
            <text:p>Seiya de Pégasus</text:p>
          </table:table-cell>
          <table:table-cell office:value-type="float" office:value="3" table:style-name="ce8">
            <text:p>3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Cosmo Dourado:</text:p>
            <text:p>Você pode descartar uma energia deste personagem. Se o fizer, coloque 2 tokens de AtkUp neste personagem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Cometa de Pégaso:</text:p>
            <text:p>Ataque perfurante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table-cell office:value-type="float" office:value="12" table:formula="of:=[.A12]+1" table:style-name="ce5">
            <text:p>12</text:p>
          </table:table-cell>
          <table:table-cell office:value-type="string" table:style-name="ce6">
            <text:p>Seiya, Armadura de Odin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Guerreiro Deus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6">
            <text:p>Benção de Odin:</text:p>
            <text:p>Todos os<text:s/><text:span text:style-name="T3">Cavaleiros de Bronze</text:span><text:s/>causam 2 pontos de dano a mais contra<text:s/><text:span text:style-name="T3">Guerreiros Deuses</text:span>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Espada de Odin:</text:p>
            <text:p>Ataque perfurante.</text:p>
          </table:table-cell>
          <table:table-cell table:number-columns-repeated="8" table:style-name="ce4"/>
          <table:table-cell table:number-columns-repeated="16353"/>
        </table:table-row>
        <table:table-row table:style-name="ro8">
          <table:table-cell office:value-type="float" office:value="13" table:formula="of:=[.A13]+1" table:number-columns-spanned="1" table:number-rows-spanned="2" table:style-name="ce14">
            <text:p>13</text:p>
          </table:table-cell>
          <table:table-cell office:value-type="string" table:number-columns-spanned="1" table:number-rows-spanned="2" table:style-name="ce15">
            <text:p>Seiya de Pégasus</text:p>
          </table:table-cell>
          <table:table-cell office:value-type="float" office:value="4" table:number-columns-spanned="1" table:number-rows-spanned="2" table:style-name="ce16">
            <text:p>4</text:p>
          </table:table-cell>
          <table:table-cell office:value-type="string" table:number-columns-spanned="1" table:number-rows-spanned="2" table:style-name="ce14">
            <text:p>Mangá</text:p>
          </table:table-cell>
          <table:table-cell office:value-type="string" table:number-columns-spanned="1" table:number-rows-spanned="2" table:style-name="ce14">
            <text:p>Saint Seiya</text:p>
          </table:table-cell>
          <table:table-cell office:value-type="string" table:number-columns-spanned="1" table:number-rows-spanned="2" table:style-name="ce15">
            <text:p>Cavaleiro de Bronze</text:p>
          </table:table-cell>
          <table:table-cell office:value-type="string" table:number-columns-spanned="1" table:number-rows-spanned="2" table:style-name="ce14">
            <text:p>Cósmico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4" table:number-columns-spanned="1" table:number-rows-spanned="2" table:style-name="ce16">
            <text:p>4</text:p>
          </table:table-cell>
          <table:table-cell office:value-type="float" office:value="3" table:number-columns-spanned="1" table:number-rows-spanned="2" table:style-name="ce16">
            <text:p>3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Meteóro de Pégasus:</text:p>
            <text:p>Este ataque causa um ponto de dano a mais para cada energia vinculada a este personagem, além da utilizada para pagar o custo desta ação. Esta ação não pode causa mais de 5 pontos de dano desta forma.</text:p>
          </table:table-cell>
          <table:table-cell table:number-columns-repeated="8" table:style-name="ce4"/>
          <table:table-cell table:number-columns-repeated="1635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Cometa de Pégaso:</text:p>
            <text:p>Ataque perfurante.</text:p>
            <text:p>Se este personagem estiver com mais de 4 energias anexadas, coloque 2 tokens de DefDown no personagem alvo desta ação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14" table:style-name="ce5">
            <text:p>14</text:p>
          </table:table-cell>
          <table:table-cell office:value-type="string" table:style-name="ce6">
            <text:p>Seiya de Pégasus Divin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Armadura Divina: Se<text:s/><text:span text:style-name="T3">Deusa Athena</text:span><text:s/>estiver em jogo, todos os ataques deste persoangens são considerados como Ataques Perfurantes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Meteoro de Pégasus Divino:</text:p>
            <text:p>Este ataque causa um ponto de dano a mais para cada energia vinculada a este personagem, além da utilizada para pagar o custo desta ação.</text:p>
          </table:table-cell>
          <table:table-cell table:number-columns-repeated="8" table:style-name="ce4"/>
          <table:table-cell table:number-columns-repeated="16353"/>
        </table:table-row>
        <table:table-row table:style-name="ro2">
          <table:table-cell office:value-type="float" office:value="15" table:formula="of:=[.A16]+1" table:style-name="ce5">
            <text:p>15</text:p>
          </table:table-cell>
          <table:table-cell office:value-type="string" table:style-name="ce6">
            <text:p>Light Yagami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Death Note</text:p>
          </table:table-cell>
          <table:table-cell office:value-type="string" table:style-name="ce6">
            <text:p>Estudante</text:p>
          </table:table-cell>
          <table:table-cell office:value-type="string" table:style-name="ce5">
            <text:p>Morte</text:p>
          </table:table-cell>
          <table:table-cell office:value-type="string" table:style-name="ce5">
            <text:p>Morte</text:p>
          </table:table-cell>
          <table:table-cell table:style-name="ce5"/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Um Passo a Frente: Extinguir Fonte (2): Compre duas cartas.</text:p>
          </table:table-cell>
          <table:table-cell table:number-columns-repeated="2" table:style-name="ce8"/>
          <table:table-cell table:style-name="ce6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Hora da Morte: Descarte uma energia e coloque um token definitivo de perdição no personagem alvo.</text:p>
          </table:table-cell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9">
          <table:table-cell office:value-type="float" office:value="16" table:formula="of:=[.A17]+1" table:style-name="ce5">
            <text:p>16</text:p>
          </table:table-cell>
          <table:table-cell office:value-type="string" table:style-name="ce6">
            <text:p>Shiryu de Dragão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:</text:p>
            <text:p>Por Athena? Se Saori Kido estiver em jogo, em sua fase pricipal você pode fazer uma aposta. Se vencer coloque 2 tokens DefUp neste personagem, senão coloque 2 tokens AtkDwn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ragão Voador: Escolha um personagem do time do oponente e cause 2 pontos de dano.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table-cell office:value-type="float" office:value="17" table:formula="of:=[.A18]+1" table:style-name="ce5">
            <text:p>17</text:p>
          </table:table-cell>
          <table:table-cell office:value-type="string" table:style-name="ce6">
            <text:p>Kiki de Apêndice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Aprendiz de Cavaleiro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Telecinese: Descarte uma energia deste personagem para descarta uma energia do personagem alvo.</text:p>
          </table:table-cell>
          <table:table-cell table:number-columns-repeated="2" table:style-name="ce8"/>
          <table:table-cell table:style-name="ce6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Trazer armaduras: Descarte 2 energias deste personagem para procurar um Item em seu deck. Revele-o e coloque em sua mão.</text:p>
          </table:table-cell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18" table:formula="of:=[.A19]+1" table:style-name="ce5">
            <text:p>18</text:p>
          </table:table-cell>
          <table:table-cell office:value-type="string" table:style-name="ce6">
            <text:p>Shiryu de Dragão</text:p>
          </table:table-cell>
          <table:table-cell office:value-type="float" office:value="3" table:style-name="ce8">
            <text:p>3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Cosmo Dourado:</text:p>
            <text:p>Você pode descartar uma energia deste personagem. Se o fizer, coloque 2 tokens de DefUp neste personagem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Excalibur:</text:p>
            <text:p>Ataque Perfurante, Transpassar</text:p>
          </table:table-cell>
          <table:table-cell table:number-columns-repeated="8" table:style-name="ce4"/>
          <table:table-cell table:number-columns-repeated="16353"/>
        </table:table-row>
        <table:table-row table:style-name="ro10">
          <table:table-cell office:value-type="float" office:value="19" table:formula="of:=[.A20]+1" table:number-columns-spanned="1" table:number-rows-spanned="2" table:style-name="ce16">
            <text:p>19</text:p>
          </table:table-cell>
          <table:table-cell office:value-type="string" table:number-columns-spanned="1" table:number-rows-spanned="2" table:style-name="ce15">
            <text:p>Shiryu de Dragão</text:p>
          </table:table-cell>
          <table:table-cell office:value-type="float" office:value="4" table:number-columns-spanned="1" table:number-rows-spanned="2" table:style-name="ce16">
            <text:p>4</text:p>
          </table:table-cell>
          <table:table-cell office:value-type="string" table:number-columns-spanned="1" table:number-rows-spanned="2" table:style-name="ce16">
            <text:p>Mangá</text:p>
          </table:table-cell>
          <table:table-cell office:value-type="string" table:number-columns-spanned="1" table:number-rows-spanned="2" table:style-name="ce16">
            <text:p>Saint Seiya</text:p>
          </table:table-cell>
          <table:table-cell office:value-type="string" table:number-columns-spanned="1" table:number-rows-spanned="2" table:style-name="ce15">
            <text:p>Cavaleiro de Bronze</text:p>
          </table:table-cell>
          <table:table-cell office:value-type="string" table:number-columns-spanned="1" table:number-rows-spanned="2" table:style-name="ce16">
            <text:p>Cósmico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5" table:number-columns-spanned="1" table:number-rows-spanned="2" table:style-name="ce16">
            <text:p>5</text:p>
          </table:table-cell>
          <table:table-cell office:value-type="float" office:value="6" table:number-columns-spanned="1" table:number-rows-spanned="2" table:style-name="ce16">
            <text:p>6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Cólera do Dragão:</text:p>
            <text:p>Transpassar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8">
            <text:p>X</text:p>
          </table:table-cell>
          <table:table-cell office:value-type="string" table:style-name="ce6">
            <text:p>Último Dragão:</text:p>
            <text:p>Nocautei este personagem para causar 2x a quantidade de energias anexadas a ele no personagem alvo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20" table:formula="of:=[.A21]+1" table:style-name="ce5">
            <text:p>20</text:p>
          </table:table-cell>
          <table:table-cell office:value-type="string" table:style-name="ce6">
            <text:p>Shiryu de Dragão Divin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Armadura Divina: Se<text:s/><text:span text:style-name="T3">Deusa Athena</text:span><text:s/>estiver em jogo, todos os ataques deste personagem recebem o efeito de Transpassar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string" table:style-name="ce6">
            <text:p>Cólera dos Cem Dragões:</text:p>
            <text:p>Ataque Expansível, Alvos Múltiplos</text:p>
          </table:table-cell>
          <table:table-cell table:number-columns-repeated="8" table:style-name="ce4"/>
          <table:table-cell table:number-columns-repeated="16353"/>
        </table:table-row>
        <table:table-row table:style-name="ro9">
          <table:table-cell office:value-type="float" office:value="21" table:formula="of:=[.A23]+1" table:style-name="ce5">
            <text:p>21</text:p>
          </table:table-cell>
          <table:table-cell office:value-type="string" table:style-name="ce6">
            <text:p>Homem Borrach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HQ</text:p>
          </table:table-cell>
          <table:table-cell office:value-type="string" table:style-name="ce5">
            <text:p>DC</text:p>
          </table:table-cell>
          <table:table-cell office:value-type="string" table:style-name="ce6">
            <text:p>Eel O’Brian</text:p>
          </table:table-cell>
          <table:table-cell office:value-type="string" table:style-name="ce5">
            <text:p>Físico</text:p>
          </table:table-cell>
          <table:table-cell office:value-type="string" table:style-name="ce5">
            <text:p>Elemental</text:p>
          </table:table-cell>
          <table:table-cell office:value-type="string" table:style-name="ce5">
            <text:p>Mental</text:p>
          </table:table-cell>
          <table:table-cell office:value-type="string" table:style-name="ce8">
            <text:p>4+</text:p>
          </table:table-cell>
          <table:table-cell office:value-type="string" table:style-name="ce8">
            <text:p>4+</text:p>
          </table:table-cell>
          <table:table-cell table:number-columns-repeated="2" table:style-name="ce8"/>
          <table:table-cell table:style-name="ce6"/>
          <table:table-cell table:number-columns-repeated="2" table:style-name="ce8"/>
          <table:table-cell office:value-type="string" table:style-name="ce6">
            <text:p>Passiva Simples</text:p>
            <text:p>Fisiologia Maleável: Durante sua fase principal coloque um toquem de Reviver e também coloque um token LifeUp e um token de DefUp para cada Fonte de Energia anexada a este personagem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Martelo de Borracha:</text:p>
            <text:p>Ataque Expansível (2)</text:p>
          </table:table-cell>
          <table:table-cell table:number-columns-repeated="8" table:style-name="ce4"/>
          <table:table-cell table:number-columns-repeated="16353"/>
        </table:table-row>
        <table:table-row table:number-rows-repeated="5" table:style-name="ro11">
          <table:table-cell table:style-name="ce5"/>
          <table:table-cell table:style-name="ce6"/>
          <table:table-cell table:style-name="ce8"/>
          <table:table-cell table:number-columns-repeated="2" table:style-name="ce5"/>
          <table:table-cell table:style-name="ce6"/>
          <table:table-cell table:number-columns-repeated="3" table:style-name="ce5"/>
          <table:table-cell table:number-columns-repeated="4" table:style-name="ce8"/>
          <table:table-cell table:style-name="ce6"/>
          <table:table-cell table:number-columns-repeated="2" table:style-name="ce8"/>
          <table:table-cell table:style-name="ce6"/>
          <table:table-cell table:number-columns-repeated="2" table:style-name="ce5"/>
          <table:table-cell table:style-name="ce6"/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number-rows-repeated="72" table:style-name="ro11">
          <table:table-cell table:style-name="ce4"/>
          <table:table-cell table:style-name="ce11"/>
          <table:table-cell table:style-name="ce12"/>
          <table:table-cell table:number-columns-repeated="2" table:style-name="ce4"/>
          <table:table-cell table:style-name="ce11"/>
          <table:table-cell table:number-columns-repeated="3" table:style-name="ce4"/>
          <table:table-cell table:number-columns-repeated="4" table:style-name="ce12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4"/>
          <table:table-cell table:style-name="ce11"/>
          <table:table-cell table:number-columns-repeated="2" table:style-name="ce12"/>
          <table:table-cell table:style-name="ce11"/>
          <table:table-cell table:number-columns-repeated="8" table:style-name="ce4"/>
          <table:table-cell table:number-columns-repeated="16353"/>
        </table:table-row>
        <table:table-row table:number-rows-repeated="1048475" table:style-name="ro12">
          <table:table-cell table:number-columns-repeated="16384"/>
        </table:table-row>
      </table:table>
      <table:table table:name="ITENS" table:style-name="ta1">
        <table:table-column table:style-name="co20" table:default-cell-style-name="ce1"/>
        <table:table-column table:style-name="co21" table:default-cell-style-name="ce1"/>
        <table:table-column table:style-name="co18" table:number-columns-repeated="3" table:default-cell-style-name="ce1"/>
        <table:table-column table:style-name="co14" table:default-cell-style-name="ce1"/>
        <table:table-column table:style-name="co22" table:default-cell-style-name="ce1"/>
        <table:table-column table:style-name="co18" table:number-columns-repeated="1017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Mídia</text:p>
          </table:table-cell>
          <table:table-cell office:value-type="string" table:style-name="ce2">
            <text:p>Univers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Custo</text:p>
          </table:table-cell>
          <table:table-cell office:value-type="string" table:style-name="ce3">
            <text:p>Descrição</text:p>
          </table:table-cell>
          <table:table-cell table:number-columns-repeated="16377"/>
        </table:table-row>
        <table:table-row table:style-name="ro13">
          <table:table-cell office:value-type="string" table:style-name="ce5">
            <text:p>Báculo de Athen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Permanente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Ao colocar este Item em jogo, anexe-o a<text:s/><text:span text:style-name="T2">Deusa Athena</text:span>. O personagem ganha a seguinte ação ativa:</text:p>
            <text:p>Custo 2 Energias: Báculo de Atena: Causa 5 pontos de Dano no personagem alvo.</text:p>
          </table:table-cell>
          <table:table-cell table:number-columns-repeated="16377"/>
        </table:table-row>
        <table:table-row table:style-name="ro10">
          <table:table-cell office:value-type="string" table:style-name="ce19">
            <text:p>Anel de Nibelungo</text:p>
          </table:table-cell>
          <table:table-cell office:value-type="float" office:value="1" table:style-name="ce20">
            <text:p>1</text:p>
          </table:table-cell>
          <table:table-cell office:value-type="string" table:style-name="ce19">
            <text:p>Mangá</text:p>
          </table:table-cell>
          <table:table-cell office:value-type="string" table:style-name="ce19">
            <text:p>Saint Seiya</text:p>
          </table:table-cell>
          <table:table-cell office:value-type="string" table:style-name="ce19">
            <text:p>Permanente</text:p>
          </table:table-cell>
          <table:table-cell table:style-name="ce20"/>
          <table:table-cell office:value-type="string" table:style-name="ce21">
            <text:p>Nocauteie um personagem para ganhar controle de dois personagens alvos não controlados por você.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Sangue de Aten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Descarte duas cartas de sua mão para buscar um<text:s/><text:span text:style-name="T3">Cavaleiro de Bronze</text:span>,<text:s/><text:span text:style-name="T3">Cavaleiro de Prata</text:span><text:s/>ou<text:s/><text:span text:style-name="T3">Cavaleiro de Ouro</text:span>. Revele a carta e coloque em sua mão.</text:p>
          </table:table-cell>
          <table:table-cell table:number-columns-repeated="16377"/>
        </table:table-row>
        <table:table-row table:style-name="ro14">
          <table:table-cell office:value-type="string" table:style-name="ce19">
            <text:p>Death Note de Ryuk</text:p>
          </table:table-cell>
          <table:table-cell office:value-type="float" office:value="1" table:style-name="ce20">
            <text:p>1</text:p>
          </table:table-cell>
          <table:table-cell office:value-type="string" table:style-name="ce19">
            <text:p>Mangá</text:p>
          </table:table-cell>
          <table:table-cell office:value-type="string" table:style-name="ce19">
            <text:p>Death Note</text:p>
          </table:table-cell>
          <table:table-cell office:value-type="string" table:style-name="ce19">
            <text:p>Permanente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nexavel: Light Yagami. Uma vez por turno, sem custos, você pode colocar um token de perdição no personagem alvo.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Parede de Cristal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Descarte uma energia de um personagem para prevenir todo o dano causado a ele neste turno. Esta ação poderá ser utilizada uma vez para cada um dos personagens controlados por você.</text:p>
          </table:table-cell>
          <table:table-cell table:number-columns-repeated="16377"/>
        </table:table-row>
        <table:table-row table:number-rows-repeated="10" table:style-name="ro11">
          <table:table-cell table:style-name="ce1"/>
          <table:table-cell table:style-name="ce18"/>
          <table:table-cell table:number-columns-repeated="3" table:style-name="ce1"/>
          <table:table-cell table:style-name="ce18"/>
          <table:table-cell table:style-name="ce13"/>
          <table:table-cell table:number-columns-repeated="16377"/>
        </table:table-row>
        <table:table-row table:number-rows-repeated="984" table:style-name="ro11">
          <table:table-cell/>
          <table:table-cell table:style-name="ce18"/>
          <table:table-cell table:number-columns-repeated="3" table:style-name="ce1"/>
          <table:table-cell table:style-name="ce18"/>
          <table:table-cell table:style-name="ce13"/>
          <table:table-cell table:number-columns-repeated="16377"/>
        </table:table-row>
        <table:table-row table:number-rows-repeated="1047576" table:style-name="ro12">
          <table:table-cell table:number-columns-repeated="16384"/>
        </table:table-row>
      </table:table>
      <table:table table:name="ENERGIAS" table:style-name="ta1">
        <table:table-column table:style-name="co23" table:default-cell-style-name="ce1"/>
        <table:table-column table:style-name="co21" table:default-cell-style-name="ce1"/>
        <table:table-column table:style-name="co18" table:number-columns-repeated="3" table:default-cell-style-name="ce1"/>
        <table:table-column table:style-name="co24" table:default-cell-style-name="ce1"/>
        <table:table-column table:style-name="co22" table:default-cell-style-name="ce1"/>
        <table:table-column table:style-name="co18" table:number-columns-repeated="1017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Mídia</text:p>
          </table:table-cell>
          <table:table-cell office:value-type="string" table:style-name="ce2">
            <text:p>Univers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Energia</text:p>
          </table:table-cell>
          <table:table-cell office:value-type="string" table:style-name="ce3">
            <text:p>Descrição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Fonte de Energia Renovável</text:p>
          </table:table-cell>
          <table:table-cell office:value-type="float" office:value="1" table:style-name="ce8">
            <text:p>1</text:p>
          </table:table-cell>
          <table:table-cell table:number-columns-repeated="2" table:style-name="ce5"/>
          <table:table-cell office:value-type="string" table:style-name="ce5">
            <text:p>Avançado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Quando esta Fonte de Energia for descartada de um personagem, embaralhe esta carta de volta em seu baralho</text:p>
          </table:table-cell>
          <table:table-cell table:number-columns-repeated="16377"/>
        </table:table-row>
        <table:table-row table:style-name="ro6">
          <table:table-cell office:value-type="string" table:style-name="ce5">
            <text:p>Portal para Yomotsu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Avançado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Se o personagem que estiver com essa fonte de energia anexada for nocauteado, faça uma aposta. Se ganhar embaralhe este personagem e todas as cartas anexadas em seu deck e o dano fatal não será contado como nocaute.</text:p>
          </table:table-cell>
          <table:table-cell table:number-columns-repeated="16377"/>
        </table:table-row>
        <table:table-row table:style-name="ro11">
          <table:table-cell office:value-type="string" table:style-name="ce5">
            <text:p>Nebulosa Cósmic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Realidade</text:p>
          </table:table-cell>
          <table:table-cell office:value-type="string" table:style-name="ce5">
            <text:p>Nasa</text:p>
          </table:table-cell>
          <table:table-cell office:value-type="string" table:style-name="ce5">
            <text:p>Prismático</text:p>
          </table:table-cell>
          <table:table-cell table:style-name="ce8"/>
          <table:table-cell table:style-name="ce6"/>
          <table:table-cell table:number-columns-repeated="16377"/>
        </table:table-row>
        <table:table-row table:number-rows-repeated="12" table:style-name="ro11">
          <table:table-cell table:style-name="ce1"/>
          <table:table-cell table:style-name="ce18"/>
          <table:table-cell table:number-columns-repeated="3" table:style-name="ce1"/>
          <table:table-cell table:style-name="ce18"/>
          <table:table-cell table:style-name="ce13"/>
          <table:table-cell table:number-columns-repeated="16377"/>
        </table:table-row>
        <table:table-row table:number-rows-repeated="984" table:style-name="ro11">
          <table:table-cell/>
          <table:table-cell table:style-name="ce18"/>
          <table:table-cell table:number-columns-repeated="3" table:style-name="ce1"/>
          <table:table-cell table:style-name="ce18"/>
          <table:table-cell table:style-name="ce13"/>
          <table:table-cell table:number-columns-repeated="16377"/>
        </table:table-row>
        <table:table-row table:number-rows-repeated="104757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creator>Caio Brasil</dc:creator>
    <dc:date>2022-07-03T19:46:51Z</dc:date>
    <meta:editing-cycles>3</meta:editing-cycles>
    <meta:editing-duration>PT1035S</meta:editing-duration>
  </office:meta>
</office:document-meta>
</file>